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MPF0">
      <style:table-properties style:width="17.247cm" fo:margin-left="0cm" style:page-number="auto" table:align="left"/>
    </style:style>
    <style:style style:name="Tabella2.A" style:family="table-column">
      <style:table-column-properties style:column-width="2.374cm"/>
    </style:style>
    <style:style style:name="Tabella2.B" style:family="table-column">
      <style:table-column-properties style:column-width="14.87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47cm" fo:margin-left="0cm" table:align="left"/>
    </style:style>
    <style:style style:name="Tabella3.A" style:family="table-column">
      <style:table-column-properties style:column-width="8.624cm"/>
    </style:style>
    <style:style style:name="Tabella3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4" style:family="paragraph" style:parent-style-name="Normale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Normale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Normale">
      <style:paragraph-properties fo:text-align="justify" style:justify-single-word="false" fo:break-before="page"/>
      <style:text-properties fo:font-size="11pt" fo:font-weight="bold" style:font-size-asian="11pt" style:font-weight-asian="bold" style:font-size-complex="11pt"/>
    </style:style>
    <style:style style:name="P7" style:family="paragraph" style:parent-style-name="Normale_20__28_Web_29_">
      <style:paragraph-properties fo:margin-top="0cm" fo:margin-bottom="0cm" style:contextual-spacing="false"/>
    </style:style>
    <style:style style:name="P8" style:family="paragraph" style:parent-style-name="Normale_20__28_Web_29_">
      <style:paragraph-properties fo:margin-top="0cm" fo:margin-bottom="0cm" style:contextual-spacing="false" fo:text-align="justify" style:justify-single-word="false"/>
    </style:style>
    <style:style style:name="P9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0" style:family="paragraph" style:parent-style-name="Normale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1" style:family="paragraph" style:parent-style-name="Normale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  <style:text-properties fo:font-size="12pt" style:font-size-asian="12pt" style:font-size-complex="12pt"/>
    </style:style>
    <style:style style:name="P12" style:family="paragraph" style:parent-style-name="Normale">
      <style:paragraph-properties fo:margin-left="0.64cm" fo:margin-right="0cm" fo:margin-top="0.176cm" fo:margin-bottom="0cm" style:contextual-spacing="false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</style:style>
    <style:style style:name="P13" style:family="paragraph" style:parent-style-name="Normale">
      <style:paragraph-properties fo:margin-left="1.27cm" fo:margin-right="0cm" fo:margin-top="0.176cm" fo:margin-bottom="0cm" style:contextual-spacing="false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14" style:family="paragraph" style:parent-style-name="Normale">
      <style:paragraph-properties fo:margin-left="1.27cm" fo:margin-right="0cm" fo:margin-top="0.176cm" fo:margin-bottom="0cm" style:contextual-spacing="false" fo:text-align="justify" style:justify-single-word="false" fo:text-indent="0cm" style:auto-text-indent="false" style:text-autospace="ideograph-alpha" style:punctuation-wrap="hanging" style:vertical-align="auto">
        <style:tab-stops/>
      </style:paragraph-properties>
    </style:style>
    <style:style style:name="P15" style:family="paragraph" style:parent-style-name="Normale">
      <style:paragraph-properties fo:text-align="justify" style:justify-single-word="false"/>
      <style:text-properties fo:font-style="italic" officeooo:rsid="001e664e" officeooo:paragraph-rsid="001e664e" style:font-style-asian="italic" style:font-style-complex="italic"/>
    </style:style>
    <style:style style:name="P16" style:family="paragraph" style:parent-style-name="Normale" style:list-style-name="L8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7" style:family="paragraph" style:parent-style-name="Normale" style:list-style-name="L9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8" style:family="paragraph" style:parent-style-name="Normale" style:list-style-name="L10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19" style:family="paragraph" style:parent-style-name="Normale_20__28_Web_29_" style:list-style-name="L5">
      <style:paragraph-properties fo:margin-top="0cm" fo:margin-bottom="0cm" style:contextual-spacing="false" fo:text-align="justify" style:justify-single-word="false"/>
    </style:style>
    <style:style style:name="P20" style:family="paragraph" style:parent-style-name="Normale_20__28_Web_29_" style:list-style-name="L6">
      <style:paragraph-properties fo:margin-top="0cm" fo:margin-bottom="0cm" style:contextual-spacing="false" fo:text-align="justify" style:justify-single-word="false"/>
    </style:style>
    <style:style style:name="P21" style:family="paragraph" style:parent-style-name="Normale_20__28_Web_29_" style:list-style-name="L7">
      <style:paragraph-properties fo:margin-top="0cm" fo:margin-bottom="0cm" style:contextual-spacing="false" fo:text-align="justify" style:justify-single-word="false"/>
    </style:style>
    <style:style style:name="P22" style:family="paragraph" style:parent-style-name="Normale_20__28_Web_29_" style:list-style-name="L5">
      <style:paragraph-properties fo:margin-top="0cm" fo:margin-bottom="0cm" style:contextual-spacing="false" fo:text-align="justify" style:justify-single-word="false"/>
      <style:text-properties fo:font-size="11pt" fo:background-color="#00ffff" style:font-size-asian="11pt" style:font-size-complex="11pt"/>
    </style:style>
    <style:style style:name="P23" style:family="paragraph" style:parent-style-name="Normale_20__28_Web_29_" style:list-style-name="L5">
      <style:paragraph-properties fo:margin-top="0cm" fo:margin-bottom="0cm" style:contextual-spacing="false" fo:text-align="justify" style:justify-single-word="false"/>
      <style:text-properties fo:font-size="11pt" style:font-size-asian="11pt" style:font-size-complex="11pt"/>
    </style:style>
    <style:style style:name="P24" style:family="paragraph">
      <style:paragraph-properties fo:text-align="justify"/>
    </style:style>
    <style:style style:name="P25" style:family="paragraph">
      <style:paragraph-properties fo:margin-left="9.991cm" fo:margin-right="0cm" fo:text-align="justify" fo:text-indent="0cm">
        <style:tab-stops/>
      </style:paragraph-properties>
    </style:style>
    <style:style style:name="P26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e664e" style:font-size-asian="11pt" style:font-weight-asian="bold" style:font-size-complex="11pt"/>
    </style:style>
    <style:style style:name="T6" style:family="text">
      <style:text-properties fo:font-size="11pt" fo:font-weight="bold" fo:background-color="#00ffff" style:font-size-asian="11pt" style:font-weight-asian="bold" style:font-size-complex="11pt"/>
    </style:style>
    <style:style style:name="T7" style:family="text">
      <style:text-properties fo:font-size="11pt" fo:font-weight="bold" fo:background-color="#ff00ff" style:font-size-asian="11pt" style:font-weight-asian="bold" style:font-size-complex="11pt"/>
    </style:style>
    <style:style style:name="T8" style:family="text">
      <style:text-properties fo:font-size="11pt" fo:background-color="#00ffff" style:font-size-asian="11pt" style:font-size-complex="11pt"/>
    </style:style>
    <style:style style:name="T9" style:family="text">
      <style:text-properties fo:font-size="11pt" fo:background-color="#ffff00" style:font-size-asian="11pt" style:font-size-complex="11pt"/>
    </style:style>
    <style:style style:name="T10" style:family="text">
      <style:text-properties fo:font-size="11pt" fo:background-color="#ffff99" style:font-size-asian="11pt" style:font-size-complex="11pt"/>
    </style:style>
    <style:style style:name="T11" style:family="text">
      <style:text-properties fo:font-size="11pt" fo:font-style="italic" fo:background-color="#ffff00" style:font-size-asian="11pt" style:font-style-asian="italic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4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5" style:family="text">
      <style:text-properties fo:background-color="#ffff00"/>
    </style:style>
    <style:style style:name="T16" style:family="text">
      <style:text-properties style:font-name="Arial" fo:font-size="22pt" fo:font-weight="bold" style:font-size-asian="22pt" style:font-weight-asian="bold"/>
    </style:style>
    <style:style style:name="T17" style:family="text">
      <style:text-properties fo:font-size="16pt" fo:font-style="italic" style:font-size-asian="16pt" style:font-style-asian="italic" style:font-size-complex="16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T20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WW_5f_CharLFO1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6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6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6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6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7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7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7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7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7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0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0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0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0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0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0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0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0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0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2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22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2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2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22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2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Oggetto :</text:p>
          </table:table-cell>
          <table:table-cell table:style-name="Tabella2.A1" office:value-type="string">
            <text:p text:style-name="P7"><text:span text:style-name="Car._20_predefinito_20_paragrafo"><text:span text:style-name="T3">Relazione di stima per la determinazione della sanzione pecuniaria ex art. 167 del D. Lgs 42/04 per le opere edilizie realizzate abusivamente da </text:span></text:span><text:span text:style-name="Car._20_predefinito_20_paragrafo"><text:span text:style-name="T5">[elenco_richiedenti]</text:span></text:span><text:span text:style-name="Car._20_predefinito_20_paragrafo"><text:span text:style-name="T3"> in zona sottoposta <text:s/></text:span></text:span><text:span text:style-name="Car._20_predefinito_20_paragrafo"><text:span text:style-name="T4">a vincolo paesaggistico ai sensi del D. Lgs. 42/04 – </text:span></text:span><text:span text:style-name="Car._20_predefinito_20_paragrafo"><text:span text:style-name="T3">presso l’immobile sito in Savona, [ubicazione]</text:span></text:span><text:span text:style-name="Car._20_predefinito_20_paragrafo"><text:span text:style-name="T4"> in zona </text:span></text:span>«ZONE_PIANO_1»<text:span text:style-name="Car._20_predefinito_20_paragrafo"><text:span text:style-name="T4"> del SUG vigente.</text:span></text:span></text:p>
            <text:p text:style-name="P4"/>
          </table:table-cell>
        </table:table-row>
      </table:table>
      <text:p text:style-name="P9"/>
      <text:p text:style-name="P8"><text:span text:style-name="Car._20_predefinito_20_paragrafo"><text:span text:style-name="T8">PREMESSO</text:span></text:span></text:p>
      <text:p text:style-name="P8"><text:span text:style-name="Car._20_predefinito_20_paragrafo"><text:span text:style-name="T8"><text:s text:c="14"/>X Pratiche vecchie x le quali è già stato rilasciato il permesso</text:span></text:span></text:p>
      <text:list xml:id="list5204526507878346254" text:style-name="L5">
        <text:list-item>
          <text:p text:style-name="P19"><text:span text:style-name="Car._20_predefinito_20_paragrafo"><text:span text:style-name="T8">che in data ………………….è stato rilasciato al </text:span></text:span><text:span text:style-name="Car._20_predefinito_20_paragrafo"><text:span text:style-name="T6">[elenco_richiedenti] </text:span></text:span><text:span text:style-name="Car._20_predefinito_20_paragrafo"><text:span text:style-name="T8">il provvedimento prot. n. ……………….che comprendeva la possibilità al mantenimento delle opere abusivamente realizzate in assenza dell'autorizzazione paesaggistica consistenti in …………………………..[oggetto] in [ubicazione] su area censita al NCT [elenco_ct].</text:span></text:span></text:p>
        </text:list-item>
        <text:list-item>
          <text:p text:style-name="P22">che ai sensi della normativa vigente al momento dell'accertamento di conformità (art. 167 del D. Lgs 42/04 tutt'ora vigente con successive modificazioni ed integrazioni) il mantenimento delle opere realizzate comporta l'obbligo del pagamento di <text:s/>una sanzione pecuniaria, equivalente al maggior importo tra il danno arrecato ed il profitto conseguito mediante la trasgressione;</text:p>
        </text:list-item>
      </text:list>
      <text:p text:style-name="P8"><text:span text:style-name="Car._20_predefinito_20_paragrafo"><text:span text:style-name="T9">X Pratiche recenti ancora da rilasciare la sanatoria</text:span></text:span></text:p>
      <text:list xml:id="list151726702151758" text:continue-numbering="true" text:style-name="L5">
        <text:list-item>
          <text:p text:style-name="P19"><text:span text:style-name="Car._20_predefinito_20_paragrafo"><text:span text:style-name="T9">che in data [data_presentazione] è stata inoltrata istanza di accertamento di compatibilità paesaggistica ai sensi e per gli effetti dell’art. 167, comma 4 e 5 e dell’art. 181 comma 1 quater <text:s/>recepita agli atti comunali al n. [protocollo] in data [data_protocollo] dal sig., relativamente alle opere realizzate in assenza dell'autorizzazione paesaggistica consistenti in. [oggetto] in [ubicazione] su area censita al NCT [elenco_ct]</text:span></text:span><text:span text:style-name="Car._20_predefinito_20_paragrafo"><text:span text:style-name="T10">.</text:span></text:span></text:p>
        </text:list-item>
      </text:list>
      <text:p text:style-name="P8"><text:span text:style-name="Car._20_predefinito_20_paragrafo"><text:span text:style-name="T10">oppure</text:span></text:span></text:p>
      <text:list xml:id="list151726704148663" text:continue-numbering="true" text:style-name="L5">
        <text:list-item>
          <text:p text:style-name="P19"><text:span text:style-name="Car._20_predefinito_20_paragrafo"><text:span text:style-name="T9">che il [elenco_richiedenti] ha presentato istanza di accertamento di compatibilità paesaggistica ai sensi e per gli effetti dell’art. 167, comma 4 e 5 e dell’art. 181 comma 1 quater <text:s/>protocollata al n [protocollo] in data [data_protocollo] per l'avvenuta esecuzione di opere in variante al progetto assentito con permesso di costruire ed autorizzazione paesaggistica prot.------del ------, consistenti in [oggetto]</text:span></text:span><text:span text:style-name="Car._20_predefinito_20_paragrafo"><text:span text:style-name="T15"> </text:span></text:span></text:p>
        </text:list-item>
        <text:list-item>
          <text:p text:style-name="P19"><text:span text:style-name="Car._20_predefinito_20_paragrafo"><text:span text:style-name="T9">che la pratica è stata esaminata dalla Commissione Edilizia Integrata in data [data_rilascio_ce] con esito favorevole;</text:span></text:span></text:p>
        </text:list-item>
      </text:list>
      <text:list xml:id="list1532460754662232123" text:style-name="L6">
        <text:list-item>
          <text:p text:style-name="P20"><text:span text:style-name="Car._20_predefinito_20_paragrafo"><text:span text:style-name="T9">che il Comune di Savona, come previsto dalla vigente normativa, ha trasmesso la pratica alla Soprintendenza per i beni Architettonici e Paesaggistici della Liguria per l'espressione del prescritto parere; </text:span></text:span></text:p>
        </text:list-item>
      </text:list>
      <text:list xml:id="list8496894485716088534" text:style-name="L7">
        <text:list-item text:start-value="1">
          <text:p text:style-name="P21"><text:span text:style-name="Car._20_predefinito_20_paragrafo"><text:span text:style-name="T9">che la Soprintendenza per i Beni Architettonici e Paesaggistici della Liguria con nota prot.----------------- del ------------------, recepita agli atti del Comune al prot.------------- del ------------------, ha espresso il seguente parere: </text:span></text:span><text:span text:style-name="Car._20_predefinito_20_paragrafo"><text:span text:style-name="T11">“Le opere eseguite in difformità dal titolo autorizzativo risultano essere di modesta entità e tali da essere compatibili con le esigenze di tutela del contesto paesaggistico</text:span></text:span><text:span text:style-name="Car._20_predefinito_20_paragrafo"><text:span text:style-name="T9">”</text:span></text:span></text:p>
        </text:list-item>
      </text:list>
      <text:list xml:id="list151035311150356" text:style-name="L5">
        <text:list-item>
          <text:p text:style-name="P23">che ai sensi della normativa vigente (art. 167 del D. Lgs 42/04 e s.m.e i.) in caso di accertamento della compatibilità paesaggistica il trasgressore è tenuto al pagamento di una sanzione pecuniaria, equivalente al maggior importo tra il danno arrecato ed il profitto conseguito mediante la trasgressione;</text:p>
        </text:list-item>
        <text:list-item>
          <text:p text:style-name="P23">che agli effetti della quantificazione ed irrogazione dell'indennità pecuniaria è stato inviata comunicazione di avvio del procedimento con nota prot. ……… del………….; </text:p>
        </text:list-item>
      </text:list>
      <text:p text:style-name="P8"><text:span text:style-name="Car._20_predefinito_20_paragrafo"><text:span text:style-name="T3">CONSIDERATO</text:span></text:span></text:p>
      <text:list xml:id="list151726708157140" text:continue-numbering="true" text:style-name="L5">
        <text:list-item>
          <text:p text:style-name="P23">che le opere in oggetto consistono in opere minori che non alterano le sostanziali caratteristiche dell'opera già assentita, non suscettibili di un utilizzo autonomo ma esclusivamente funzionali <text:soft-page-break/>all'opera principale, che non determinano pertanto un apprezzabile profitto quantificabile in termini economici;</text:p>
        </text:list-item>
        <text:list-item>
          <text:p text:style-name="P23">che, analogamente, il danno arrecato non possa essere congruamente determinato per via analitica; </text:p>
        </text:list-item>
        <text:list-item>
          <text:p text:style-name="P23">che l'indennità pecuniaria in caso di accertamento di conformità paesaggistica ex art.167 comma 4 è dovuta anche in caso di danno arrecato pari a zero</text:p>
        </text:list-item>
      </text:list>
      <text:p text:style-name="P10"><text:span text:style-name="Car._20_predefinito_20_paragrafo"><text:span text:style-name="T3">RITENUTO</text:span></text:span></text:p>
      <text:list xml:id="list1036295676346608070" text:style-name="L8">
        <text:list-item text:start-value="1">
          <text:p text:style-name="P16"><text:span text:style-name="Car._20_predefinito_20_paragrafo"><text:span text:style-name="T12">che per i motivi sopra espressi il danno arrecato costituisce il maggior importo tra profitto conseguito e danno arrecato;</text:span></text:span></text:p>
        </text:list-item>
        <text:list-item>
          <text:p text:style-name="P16"><text:span text:style-name="Car._20_predefinito_20_paragrafo"><text:span text:style-name="T12">che per la determinazione del danno arrecato (considerate le fattispecie di intervento di che trattasi e le considerazioni di cui sopra) possano costituire un valido riferimento i criteri contenuti all'allegato A dell'ordinanza sindacale n. 35911 del 09/10/96, opportunamente rivalutati secondo l'indice ISTAT;</text:span></text:span></text:p>
        </text:list-item>
      </text:list>
      <text:p text:style-name="P11"/>
      <text:p text:style-name="P12"><text:span text:style-name="Car._20_predefinito_20_paragrafo"><text:span text:style-name="T13">VALUTAZIONE DEL DANNO AMBIENTALE</text:span></text:span></text:p>
      <text:p text:style-name="P11"/>
      <text:p text:style-name="P10"><text:span text:style-name="Car._20_predefinito_20_paragrafo"><text:span text:style-name="T3">VALUTATO</text:span></text:span></text:p>
      <text:list xml:id="list706404169735180303" text:style-name="L9">
        <text:list-item>
          <text:p text:style-name="P17"><text:span text:style-name="Car._20_predefinito_20_paragrafo"><text:span text:style-name="T12">che dalle considerazioni di cui sopra si evince che il profitto conseguito non è apprezzabile in termini economici e che, pertanto l'indennità è costituita dall'entità del solo danno arrecato per il cui calcolo, come sopra specificato, possono essere utilizzati i criteri dell'ordinanza sindacale 35911/96 coi relativi valori unitari opportunamente aggiornati</text:span></text:span></text:p>
        </text:list-item>
      </text:list>
      <text:p text:style-name="P13"/>
      <text:p text:style-name="P14"><text:span text:style-name="Car._20_predefinito_20_paragrafo"><text:span text:style-name="T13">DETERMINAZIONE DELLA SANZIONE PECUNIARIA (</text:span></text:span><text:span text:style-name="Car._20_predefinito_20_paragrafo"><text:span text:style-name="T14"> equivalente al danno ambientale)</text:span></text:span></text:p>
      <text:p text:style-name="P10"><text:span text:style-name="Car._20_predefinito_20_paragrafo"><text:span text:style-name="T3">ACCERTATO </text:span></text:span><text:span text:style-name="Car._20_predefinito_20_paragrafo"><text:span text:style-name="T7">(da vedere caso x caso)</text:span></text:span></text:p>
      <text:p text:style-name="P14"><text:span text:style-name="Car._20_predefinito_20_paragrafo"><text:span text:style-name="T12">- che le opere rientrano nelle fattispecie di cui ai punti </text:span></text:span><text:span text:style-name="Car._20_predefinito_20_paragrafo"><text:span text:style-name="T3">a1</text:span></text:span><text:span text:style-name="Car._20_predefinito_20_paragrafo"><text:span text:style-name="T12">e </text:span></text:span><text:span text:style-name="Car._20_predefinito_20_paragrafo"><text:span text:style-name="T3">a10</text:span></text:span><text:span text:style-name="Car._20_predefinito_20_paragrafo"><text:span text:style-name="T12"> della tabella 1 il cui importo unitario rivalutato del dispositivo dell'ordinanza sindacale deliberazione prot. n. 35911 è rispettivamente di € </text:span></text:span><text:span text:style-name="Car._20_predefinito_20_paragrafo"><text:span text:style-name="T9">464,27</text:span></text:span><text:span text:style-name="Car._20_predefinito_20_paragrafo"><text:span text:style-name="T12"> cad a forfait e di € </text:span></text:span><text:span text:style-name="Car._20_predefinito_20_paragrafo"><text:span text:style-name="T9">20,66 mq.</text:span></text:span><text:span text:style-name="Car._20_predefinito_20_paragrafo"><text:span text:style-name="T12">;</text:span></text:span></text:p>
      <text:p text:style-name="P14"><text:span text:style-name="Car._20_predefinito_20_paragrafo"><text:span text:style-name="T12">- che in riferimento alla tabella 2, dell'ordinanza sindacale deliberazione n.35911/96 occorre applicare un coefficente di maggiorazione K alle sanzioni allegate alla tabella 1 in riferimento alle zone in cui ricade l'opera che nel caso di zona Ag è quantificato in K = 1,2</text:span></text:span></text:p>
      <text:list xml:id="list1606639338607848545" text:style-name="L10">
        <text:list-item>
          <text:p text:style-name="P18"><text:span text:style-name="Car._20_predefinito_20_paragrafo"><text:span text:style-name="T12">ne deriva:</text:span></text:span></text:p>
        </text:list-item>
      </text:list>
      <text:p text:style-name="P14"><text:span text:style-name="Car._20_predefinito_20_paragrafo"><text:span text:style-name="T4">a1 (manufatti per sistemazione esterne e chiusura porta) n. 3 x € --------- = € --------</text:span></text:span></text:p>
      <text:p text:style-name="P14"><text:span text:style-name="Car._20_predefinito_20_paragrafo"><text:span text:style-name="T4">a10 (sistemazione terreno) mq.19 x € --------= € -------- </text:span></text:span></text:p>
      <text:p text:style-name="P10"><text:span text:style-name="Car._20_predefinito_20_paragrafo"><text:span text:style-name="T4">SOMMANO € --------------------</text:span></text:span></text:p>
      <text:p text:style-name="P10"><text:span text:style-name="Car._20_predefinito_20_paragrafo"><text:span text:style-name="T4">€ -------------- X 1,2 = € -------------</text:span></text:span></text:p>
      <text:p text:style-name="P11"/>
      <text:p text:style-name="P10"><text:span text:style-name="Car._20_predefinito_20_paragrafo"><text:span text:style-name="T4">LA SANZIONE PECUNIARIA È DETERMINATA IN € ------------------------- </text:span></text:span></text:p>
      <text:p text:style-name="P9"/>
      <text:p text:style-name="P9"/>
      <text:p text:style-name="P9"/>
      <text:p text:style-name="P9"/>
      <table:table table:name="Tabella3" table:style-name="Tabella3">
        <table:table-column table:style-name="Tabella3.A" table:number-columns-repeated="2"/>
        <table:table-row>
          <table:table-cell table:style-name="Tabella3.A1" office:value-type="string">
            <text:p text:style-name="P5">Il Responsabile del Servizio</text:p>
            <text:p text:style-name="P5">Arch. Sandra Venturi</text:p>
          </table:table-cell>
          <table:table-cell table:style-name="Tabella3.A1" office:value-type="string">
            <text:p text:style-name="P5">Il Dirigente</text:p>
            <text:p text:style-name="P5">Arch. Giovanna Macario</text:p>
          </table:table-cell>
        </table:table-row>
        <table:table-row>
          <table:table-cell table:style-name="Tabella3.A1" office:value-type="string">
            <text:p text:style-name="P4"/>
          </table:table-cell>
          <table:table-cell table:style-name="Tabella3.A1" office:value-type="string"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4" style:display-name="WW_CharLFO1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5" style:display-name="WW_CharLFO1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7" style:display-name="WW_CharLFO1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8" style:display-name="WW_CharLFO1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4" style:display-name="WW_CharLFO1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5" style:display-name="WW_CharLFO1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7" style:display-name="WW_CharLFO1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8" style:display-name="WW_CharLFO1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3.75cm"/>
    </style:style>
    <style:style style:name="Tabella1.D" style:family="table-column">
      <style:table-column-properties style:column-width="5.00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fo:margin-left="9.991cm" fo:margin-right="0cm" fo:text-align="justify" fo:text-indent="0cm">
        <style:tab-stops/>
      </style:paragraph-properties>
    </style:style>
    <style:style style:name="MP3" style:family="paragraph">
      <style:paragraph-properties style:writing-mode="lr-tb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P5" style:family="paragraph" style:parent-style-name="Normale">
      <style:paragraph-properties fo:text-align="justify" style:justify-single-word="false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7" style:family="paragraph" style:parent-style-name="Normale">
      <style:paragraph-properties fo:text-align="justify" style:justify-single-word="false"/>
      <style:text-properties fo:font-style="italic" officeooo:rsid="001e664e" officeooo:paragraph-rsid="001e664e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font-size="12pt" fo:font-style="italic" style:font-size-asian="12pt" style:font-style-asian="italic" style:font-size-complex="12pt" style:font-style-complex="italic"/>
    </style:style>
    <style:style style:name="MT5" style:family="text"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MT6" style:family="text">
      <style:text-properties style:font-name="Arial" fo:font-style="italic" fo:font-weight="bold" style:font-style-asian="italic" style:font-weight-asian="bold"/>
    </style:style>
    <style:style style:name="MT7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ervizio Urbanistica e Paesaggio</text:span><text:span text:style-name="MT5"> </text:span></text:p><text:p text:style-name="MP2"><text:span text:style-name="MT6"><text:s text:c="3"/></text:span></text:p><draw:enhanced-geometry svg:viewBox="0 0 21600 21600" draw:type="non-primitive" draw:enhanced-path="M 0 0 L 21600 0 21600 21600 0 21600 Z N"/></draw:custom-shape><draw:frame draw:style-name="Mfr1" draw:name="Object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4">Procedimento amministrativo</text:p>
            </table:table-cell>
            <table:table-cell table:style-name="Tabella1.B1" office:value-type="string">
              <text:p text:style-name="MP4"/>
            </table:table-cell>
            <table:table-cell table:style-name="Tabella1.A1" office:value-type="string">
              <text:p text:style-name="MP4"/>
            </table:table-cell>
            <table:table-cell table:style-name="Tabella1.D1" office:value-type="string">
              <text:p text:style-name="MP4"/>
            </table:table-cell>
          </table:table-row>
          <table:table-row>
            <table:table-cell table:style-name="Tabella1.A2" office:value-type="string">
              <text:p text:style-name="MP5"><text:span text:style-name="Car._20_predefinito_20_paragrafo"><text:span text:style-name="MT7">Struttura responsabile:</text:span></text:span></text:p>
            </table:table-cell>
            <table:table-cell table:style-name="Tabella1.B2" office:value-type="string">
              <text:p text:style-name="MP5"><text:span text:style-name="Car._20_predefinito_20_paragrafo"><text:span text:style-name="MT7">Servizio Urbanistica e Paesaggio</text:span></text:span></text:p>
            </table:table-cell>
            <table:table-cell table:style-name="Tabella1.A2" office:value-type="string">
              <text:p text:style-name="MP6">Funzionario:</text:p>
            </table:table-cell>
            <table:table-cell table:style-name="Tabella1.D2" office:value-type="string">
              <text:p text:style-name="MP6">arch. Sandra Venturi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/>- <text:s text:c="2"/>17100 Savona</text:p>
            </table:table-cell>
            <table:table-cell table:style-name="Tabella1.A2" office:value-type="string">
              <text:p text:style-name="MP6">Ufficio per visione atti:</text:p>
            </table:table-cell>
            <table:table-cell table:style-name="Tabella1.D2" office:value-type="string">
              <text:p text:style-name="MP6">Servizio Edilizia Privata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tel.019-8310291/294/671/363/364</text:p>
              <text:p text:style-name="MP6">telefax 019-8310356</text:p>
            </table:table-cell>
            <table:table-cell table:style-name="Tabella1.A2" office:value-type="string">
              <text:p text:style-name="MP6">Orario:</text:p>
            </table:table-cell>
            <table:table-cell table:style-name="Tabella1.D2" office:value-type="string">
              <text:p text:style-name="MP6">martedì e giovedì ore 10:00 - 12:30</text:p>
              <text:p text:style-name="MP6"/>
            </table:table-cell>
          </table:table-row>
          <table:table-row>
            <table:table-cell table:style-name="Tabella1.A5" office:value-type="string">
              <text:p text:style-name="MP6"/>
            </table:table-cell>
            <table:table-cell table:style-name="Tabella1.B5" office:value-type="string">
              <text:p text:style-name="MP6"/>
            </table:table-cell>
            <table:table-cell table:style-name="Tabella1.A5" office:value-type="string">
              <text:p text:style-name="MP6">Data avvio procedimento:</text:p>
            </table:table-cell>
            <table:table-cell table:style-name="Tabella1.D5" office:value-type="string">
              <text:p text:style-name="MP7">[onload.data_presentazione]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0:46:00Z</meta:creation-date>
    <dc:date>2014-01-30T15:17:26.475000000</dc:date>
    <meta:print-date>2000-06-01T13:30:00Z</meta:print-date>
    <meta:editing-cycles>5</meta:editing-cycles>
    <meta:editing-duration>PT22M21S</meta:editing-duration>
    <meta:document-statistic meta:table-count="3" meta:image-count="0" meta:object-count="1" meta:page-count="2" meta:paragraph-count="55" meta:word-count="872" meta:character-count="6038" meta:non-whitespace-character-count="5211"/>
    <meta:template xlink:type="simple" xlink:actuate="onRequest" xlink:title="" xlink:href="./relazione%20stima%20sanzione%20pecuniaria.dot"/>
  </office:meta>
</office:document-meta>
</file>